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family="'DejaVu Sans Light'" style:font-family-generic="swiss" style:font-pitch="variable"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fo:font-family="'DejaVu Sans Light'" style:font-family-generic="swiss" style:font-pitch="variable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2" draw:id="id1" draw:layer="layout" svg:width="2.5cm" svg:height="0.5cm" svg:x="0.5cm" svg:y="0.5cm">
          <text:p text:style-name="P1"><text:span text:style-name="T1">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4cm" svg:height="0.5cm" svg:x="3cm" svg:y="1.5cm">
          <text:p text:style-name="P1"><text:span text:style-name="T1">pop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id="id10" draw:layer="layout" svg:x1="1.75cm" svg:y1="1cm" svg:x2="3cm" svg:y2="1.75cm" draw:start-shape="id1" draw:start-glue-point="2" draw:end-shape="id2" draw:end-glue-point="3">
          <text:p/>
        </draw:connector>
        <draw:custom-shape draw:style-name="gr1" draw:text-style-name="P2" draw:id="id7" draw:layer="layout" svg:width="5.5cm" svg:height="0.5cm" svg:x="6cm" svg:y="4.5cm">
          <text:p text:style-name="P1"><text:span text:style-name="T1">Chromosom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id="id3" draw:layer="layout" svg:width="5.5cm" svg:height="0.5cm" svg:x="6cm" svg:y="2.5cm">
          <text:p text:style-name="P1"><text:span text:style-name="T1">Population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id="id5" draw:layer="layout" svg:width="5.5cm" svg:height="0.5cm" svg:x="6cm" svg:y="3.5cm">
          <text:p text:style-name="P1"><text:span text:style-name="T1">Individual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id="id9" draw:layer="layout" svg:width="5.5cm" svg:height="0.5cm" svg:x="6cm" svg:y="5.5cm">
          <text:p text:style-name="P1"><text:span text:style-name="T1">Gen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3" draw:id="id4" draw:layer="layout" svg:x1="5cm" svg:y1="2cm" svg:x2="6cm" svg:y2="2.749cm" draw:start-shape="id2" draw:start-glue-point="2" draw:end-shape="id3" draw:end-glue-point="5">
          <text:p/>
        </draw:connector>
        <draw:connector draw:style-name="gr2" draw:text-style-name="P3" draw:id="id6" draw:layer="layout" svg:x1="5cm" svg:y1="2.749cm" svg:x2="6cm" svg:y2="3.749cm" draw:start-shape="id4" draw:start-glue-point="0" draw:end-shape="id5" draw:end-glue-point="5">
          <text:p/>
        </draw:connector>
        <draw:connector draw:style-name="gr2" draw:text-style-name="P3" draw:id="id8" draw:layer="layout" svg:x1="5cm" svg:y1="3.749cm" svg:x2="6cm" svg:y2="4.749cm" draw:start-shape="id6" draw:start-glue-point="0" draw:end-shape="id7" draw:end-glue-point="5">
          <text:p/>
        </draw:connector>
        <draw:connector draw:style-name="gr2" draw:text-style-name="P3" draw:layer="layout" svg:x1="5cm" svg:y1="4.749cm" svg:x2="6cm" svg:y2="5.749cm" draw:start-shape="id8" draw:start-glue-point="0" draw:end-shape="id9" draw:end-glue-point="5">
          <text:p/>
        </draw:connector>
        <draw:custom-shape draw:style-name="gr1" draw:text-style-name="P2" draw:id="id11" draw:layer="layout" svg:width="4cm" svg:height="0.5cm" svg:x="3cm" svg:y="6.5cm">
          <text:p text:style-name="P1"><text:span text:style-name="T1">op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id="id19" draw:layer="layout" svg:x1="1.75cm" svg:y1="1.75cm" svg:x2="3cm" svg:y2="6.75cm" draw:start-shape="id10" draw:start-glue-point="0" draw:end-shape="id11" draw:end-glue-point="3">
          <text:p/>
        </draw:connector>
        <draw:custom-shape draw:style-name="gr1" draw:text-style-name="P2" draw:id="id12" draw:layer="layout" svg:width="6cm" svg:height="0.5cm" svg:x="6cm" svg:y="7.5cm">
          <text:p text:style-name="P1"><text:span text:style-name="T1">SelectionChain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id="id14" draw:layer="layout" svg:width="6cm" svg:height="0.5cm" svg:x="6cm" svg:y="8.5cm">
          <text:p text:style-name="P1"><text:span text:style-name="T1">ReproductionChain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id="id16" draw:layer="layout" svg:width="6cm" svg:height="0.5cm" svg:x="6cm" svg:y="9.5cm">
          <text:p text:style-name="P1"><text:span text:style-name="T1">ReplaceChain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id="id18" draw:layer="layout" svg:width="6cm" svg:height="0.5cm" svg:x="6cm" svg:y="10.5cm">
          <text:p text:style-name="P1"><text:span text:style-name="T1">Operator_Nam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3" draw:id="id13" draw:layer="layout" svg:x1="5cm" svg:y1="7cm" svg:x2="6cm" svg:y2="7.749cm" draw:start-shape="id11" draw:start-glue-point="2" draw:end-shape="id12" draw:end-glue-point="5">
          <text:p/>
        </draw:connector>
        <draw:connector draw:style-name="gr2" draw:text-style-name="P3" draw:id="id15" draw:layer="layout" svg:x1="5cm" svg:y1="7.749cm" svg:x2="6cm" svg:y2="8.749cm" draw:start-shape="id13" draw:start-glue-point="0" draw:end-shape="id14" draw:end-glue-point="5">
          <text:p/>
        </draw:connector>
        <draw:connector draw:style-name="gr2" draw:text-style-name="P3" draw:id="id17" draw:layer="layout" svg:x1="5cm" svg:y1="8.749cm" svg:x2="6cm" svg:y2="9.749cm" draw:start-shape="id15" draw:start-glue-point="0" draw:end-shape="id16" draw:end-glue-point="5">
          <text:p/>
        </draw:connector>
        <draw:connector draw:style-name="gr2" draw:text-style-name="P3" draw:layer="layout" svg:x1="5cm" svg:y1="9.749cm" svg:x2="6cm" svg:y2="10.749cm" draw:start-shape="id17" draw:start-glue-point="0" draw:end-shape="id18" draw:end-glue-point="5">
          <text:p/>
        </draw:connector>
        <draw:custom-shape draw:style-name="gr1" draw:text-style-name="P2" draw:id="id20" draw:layer="layout" svg:width="4cm" svg:height="0.5cm" svg:x="3cm" svg:y="11.5cm">
          <text:p text:style-name="P1"><text:span text:style-name="T1">obj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id="id24" draw:layer="layout" svg:x1="1.75cm" svg:y1="6.75cm" svg:x2="3cm" svg:y2="11.75cm" draw:start-shape="id19" draw:start-glue-point="0" draw:end-shape="id20" draw:end-glue-point="3">
          <text:p/>
        </draw:connector>
        <draw:custom-shape draw:style-name="gr1" draw:text-style-name="P2" draw:id="id21" draw:layer="layout" svg:width="6cm" svg:height="0.5cm" svg:x="6cm" svg:y="12.5cm">
          <text:p text:style-name="P1"><text:span text:style-name="T1">ObjectiveFunction.xml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id="id23" draw:layer="layout" svg:width="6cm" svg:height="0.5cm" svg:x="6cm" svg:y="13.5cm">
          <text:p text:style-name="P1"><text:span text:style-name="T1">Objective_Nam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3" draw:id="id22" draw:layer="layout" svg:x1="5cm" svg:y1="12cm" svg:x2="6cm" svg:y2="12.749cm" draw:start-shape="id20" draw:start-glue-point="2" draw:end-shape="id21" draw:end-glue-point="5">
          <text:p/>
        </draw:connector>
        <draw:connector draw:style-name="gr2" draw:text-style-name="P3" draw:layer="layout" svg:x1="5cm" svg:y1="12.749cm" svg:x2="6cm" svg:y2="13.75cm" draw:start-shape="id22" draw:start-glue-point="0" draw:end-shape="id23">
          <text:p/>
        </draw:connector>
        <draw:custom-shape draw:style-name="gr1" draw:text-style-name="P2" draw:id="id25" draw:layer="layout" svg:width="4cm" svg:height="0.5cm" svg:x="3cm" svg:y="14.5cm">
          <text:p text:style-name="P1"><text:span text:style-name="T1">stop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id="id29" draw:layer="layout" svg:x1="1.75cm" svg:y1="11.75cm" svg:x2="3cm" svg:y2="14.75cm" draw:start-shape="id24" draw:start-glue-point="0" draw:end-shape="id25" draw:end-glue-point="3">
          <text:p/>
        </draw:connector>
        <draw:custom-shape draw:style-name="gr1" draw:text-style-name="P2" draw:id="id26" draw:layer="layout" svg:width="6cm" svg:height="0.5cm" svg:x="6cm" svg:y="15.5cm">
          <text:p text:style-name="P1"><text:span text:style-name="T1">StopTest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id="id28" draw:layer="layout" svg:width="6cm" svg:height="0.5cm" svg:x="6cm" svg:y="16.5cm">
          <text:p text:style-name="P1"><text:span text:style-name="T1">StopTest_Nam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3" draw:id="id27" draw:layer="layout" svg:x1="5cm" svg:y1="15cm" svg:x2="6cm" svg:y2="15.75cm" draw:start-shape="id25" draw:start-glue-point="2" draw:end-shape="id26">
          <text:p/>
        </draw:connector>
        <draw:connector draw:style-name="gr2" draw:text-style-name="P3" draw:layer="layout" svg:x1="5cm" svg:y1="15.75cm" svg:x2="6cm" svg:y2="16.75cm" draw:start-shape="id27" draw:start-glue-point="0" draw:end-shape="id28">
          <text:p/>
        </draw:connector>
        <draw:custom-shape draw:style-name="gr3" draw:text-style-name="P2" draw:id="id30" draw:layer="layout" svg:width="4cm" svg:height="0.5cm" svg:x="3cm" svg:y="17.5cm">
          <text:p text:style-name="P1"><text:span text:style-name="T1">l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id="id38" draw:layer="layout" svg:x1="1.75cm" svg:y1="14.75cm" svg:x2="3cm" svg:y2="17.75cm" draw:start-shape="id29" draw:start-glue-point="0" draw:end-shape="id30" draw:end-glue-point="3">
          <text:p/>
        </draw:connector>
        <draw:custom-shape draw:style-name="gr3" draw:text-style-name="P2" draw:id="id31" draw:layer="layout" svg:width="6cm" svg:height="0.5cm" svg:x="6cm" svg:y="18.5cm">
          <text:p text:style-name="P1"><text:span text:style-name="T1">Log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id="id33" draw:layer="layout" svg:width="6cm" svg:height="0.5cm" svg:x="6cm" svg:y="19.5cm">
          <text:p text:style-name="P1"><text:span text:style-name="T1">Log_Nam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4" draw:id="id32" draw:layer="layout" svg:x1="5cm" svg:y1="18cm" svg:x2="6cm" svg:y2="18.75cm" draw:start-shape="id30" draw:start-glue-point="2" draw:end-shape="id31">
          <text:p/>
        </draw:connector>
        <draw:connector draw:style-name="gr2" draw:text-style-name="P4" draw:layer="layout" svg:x1="5cm" svg:y1="18.75cm" svg:x2="6cm" svg:y2="19.749cm" draw:start-shape="id32" draw:start-glue-point="0" draw:end-shape="id33" draw:end-glue-point="5">
          <text:p/>
        </draw:connector>
        <draw:custom-shape draw:style-name="gr3" draw:text-style-name="P2" draw:id="id34" draw:layer="layout" svg:width="4cm" svg:height="0.5cm" svg:x="3cm" svg:y="20.5cm">
          <text:p text:style-name="P1"><text:span text:style-name="T1">constr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35" draw:layer="layout" svg:width="6cm" svg:height="0.5cm" svg:x="6cm" svg:y="21.5cm">
          <text:p text:style-name="P1"><text:span text:style-name="T1">Constraint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id="id37" draw:layer="layout" svg:width="6cm" svg:height="0.5cm" svg:x="6cm" svg:y="22.5cm">
          <text:p text:style-name="P1"><text:span text:style-name="T1">Constraint_Nam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4" draw:id="id36" draw:layer="layout" svg:x1="5cm" svg:y1="21cm" svg:x2="6cm" svg:y2="21.75cm" draw:start-shape="id34" draw:start-glue-point="2" draw:end-shape="id35">
          <text:p/>
        </draw:connector>
        <draw:connector draw:style-name="gr2" draw:text-style-name="P4" draw:layer="layout" svg:x1="5cm" svg:y1="21.75cm" svg:x2="6cm" svg:y2="22.749cm" draw:start-shape="id36" draw:start-glue-point="0" draw:end-shape="id37" draw:end-glue-point="5">
          <text:p/>
        </draw:connector>
        <draw:connector draw:style-name="gr2" draw:text-style-name="P4" draw:id="id39" draw:layer="layout" svg:x1="1.75cm" svg:y1="17.75cm" svg:x2="3cm" svg:y2="20.75cm" draw:start-shape="id38" draw:start-glue-point="0" draw:end-shape="id34" draw:end-glue-point="3">
          <text:p/>
        </draw:connector>
        <draw:custom-shape draw:style-name="gr1" draw:text-style-name="P2" draw:id="id40" draw:layer="layout" svg:width="6cm" svg:height="0.5cm" svg:x="3cm" svg:y="23.5cm">
          <text:p text:style-name="P1"><text:span text:style-name="T1">EvolutionaryAlgorithm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4" draw:layer="layout" svg:x1="1.75cm" svg:y1="20.75cm" svg:x2="3cm" svg:y2="23.749cm" draw:start-shape="id39" draw:start-glue-point="0" draw:end-shape="id40" draw:end-glue-point="5">
          <text:p/>
        </draw:connector>
        <draw:custom-shape draw:style-name="gr4" draw:text-style-name="P4" draw:layer="layout" svg:width="7.5cm" svg:height="4.5cm" svg:x="13cm" svg:y="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5cm" svg:x="13.5cm" svg:y="2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0.5cm" svg:x="13.5cm" svg:y="2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0.5cm" svg:x="13.5cm" svg:y="25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2cm" svg:height="0.5cm" svg:x="13.5cm" svg:y="26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4cm" svg:height="0.5cm" svg:x="16cm" svg:y="23.5cm">
          <text:p text:style-name="P5"><text:span text:style-name="T2">carpeta obligatori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0.5cm" svg:x="16cm" svg:y="24.5cm">
          <text:p text:style-name="P5"><text:span text:style-name="T2">carpeta no obligatori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cm" svg:height="0.5cm" svg:x="16cm" svg:y="25.5cm">
          <text:p text:style-name="P7"><text:span text:style-name="T2">fichero xml obligatorio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cm" svg:height="0.5cm" svg:x="16cm" svg:y="26.5cm">
          <text:p text:style-name="P7"><text:span text:style-name="T2">fichero xml no obligatori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7$Build-9044</meta:generator>
    <meta:creation-date>2007-01-15T11:32:40</meta:creation-date>
    <dc:date>2007-01-15T11:56:57</dc:date>
    <dc:language>es-ES</dc:language>
    <meta:editing-cycles>12</meta:editing-cycles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